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00.01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5.4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Рафикова Хадичахан Сабыржановна</text:p>
          </table:table-cell>
          <table:table-cell table:style-name="ce10" office:value-type="string" calcext:value-type="string">
            <text:p>зав.каф.</text:p>
          </table:table-cell>
          <table:table-cell table:style-name="ce8" office:value-type="string" calcext:value-type="string">
            <text:p>PhD</text:p>
          </table:table-cell>
          <table:table-cell table:style-name="ce8" office:value-type="string" calcext:value-type="string">
            <text:p>Ассоц. профессор</text:p>
          </table:table-cell>
          <table:table-cell table:style-name="ce10"/>
          <table:table-cell table:style-name="ce8"/>
          <table:table-cell table:style-name="ce10"/>
          <table:table-cell table:style-name="ce15" office:value-type="string" calcext:value-type="string">
            <text:p>8-702-426-2756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Кубекова Шолпан Накишбековна</text:p>
          </table:table-cell>
          <table:table-cell table:style-name="ce9" office:value-type="string" calcext:value-type="string">
            <text:p>и.о.зам.зав.каф. ассоциированный профессор</text:p>
          </table:table-cell>
          <table:table-cell table:style-name="ce9" office:value-type="string" calcext:value-type="string">
            <text:p>к.т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CHE3072 Научные основы безотходных технологий перерабатывающих производств, CHE1042 Методы защиты оборудования от коррозии, CHE2862 Физико-химические основы технологии вяжущих и изделий на их основе, CHE1371 Химия и технология неорганических веществ I (лекц.)</text:p>
          </table:table-cell>
          <table:table-cell table:style-name="ce9" office:value-type="string" calcext:value-type="string">
            <text:p>8-747-430-2923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Абдиев Калдибек Жамшаевич</text:p>
          </table:table-cell>
          <table:table-cell table:style-name="ce9" office:value-type="string" calcext:value-type="string">
            <text:p>профессор</text:p>
          </table:table-cell>
          <table:table-cell table:style-name="ce9" office:value-type="string" calcext:value-type="string">
            <text:p>д.х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CHE1011 CAD Химическая инженерия I, CBI1061 Физическая химия I (лекц.)</text:p>
          </table:table-cell>
          <table:table-cell table:style-name="ce9" office:value-type="string" calcext:value-type="string">
            <text:p>8-701-346-9943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Абдрахманова Жадра Бекдаулетовна</text:p>
          </table:table-cell>
          <table:table-cell table:style-name="ce9" office:value-type="string" calcext:value-type="string">
            <text:p>лектор</text:p>
          </table:table-cell>
          <table:table-cell table:style-name="ce11" table:number-columns-repeated="2"/>
          <table:table-cell table:style-name="ce9" table:number-columns-repeated="2"/>
          <table:table-cell table:style-name="ce14" office:value-type="string" calcext:value-type="string">
            <text:p>IDO2991 Промышленная экология и производственная безопасность, SAF1021 Физиология и психология труда, SAF1301 Подбор и профессиональная подготовка персонала (лекц., прак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Абильдина Айназ Кайратовна</text:p>
          </table:table-cell>
          <table:table-cell table:style-name="ce9" office:value-type="string" calcext:value-type="string">
            <text:p>тьютор</text:p>
          </table:table-cell>
          <table:table-cell table:style-name="ce11" table:number-columns-repeated="2"/>
          <table:table-cell table:style-name="ce9" table:number-columns-repeated="2"/>
          <table:table-cell table:style-name="ce12" office:value-type="string" calcext:value-type="string">
            <text:p>CHE1921 Общая химия, CHE4092 Общая химия, CHE4091 Общая химия (лаб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Анапияев Бакытжан Бейсенбекович</text:p>
          </table:table-cell>
          <table:table-cell table:style-name="ce9" office:value-type="string" calcext:value-type="string">
            <text:p>профессор</text:p>
          </table:table-cell>
          <table:table-cell table:style-name="ce9" office:value-type="string" calcext:value-type="string">
            <text:p>д.б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BIO2482 Инженерная биоэкотехнология переработки сточных вод, CHE7452 Современные направления нанотехнологии в охране окружающей среды, BIO2152 Индустриальная биотехнология, BIO1051 Бионанотехнология, BIO2502 Стандарты качества биоэкогеотехногенных систем и производств (лекц., прак), BIO1821 Промышленная биотехнология, BIO1271 Общая биология (лекц.)</text:p>
          </table:table-cell>
          <table:table-cell table:style-name="ce9" office:value-type="string" calcext:value-type="string">
            <text:p>8-701-468-0367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Батесова Фируза Кайсарбековна</text:p>
          </table:table-cell>
          <table:table-cell table:style-name="ce9" office:value-type="string" calcext:value-type="string">
            <text:p>ассистент-профессор</text:p>
          </table:table-cell>
          <table:table-cell table:style-name="ce9" office:value-type="string" calcext:value-type="string">
            <text:p>к.т.н.</text:p>
          </table:table-cell>
          <table:table-cell table:style-name="ce11"/>
          <table:table-cell table:style-name="ce9" table:number-columns-repeated="2"/>
          <table:table-cell table:style-name="ce14" office:value-type="string" calcext:value-type="string">
            <text:p>SAF1071 Социальная защита работников, SAF1282 Эргономика и техническая эстетика, SAF1022 </text:p>
            <text:p> Физиология и психология труда, IDO2992 Промышленная экология и производственная безопасность, SAF1321 Основы химической и биологической безопасности (лекц., прак), IDO1232 Экология горного производства (лекц., лаб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Искакова Тыныштык Кадыровна</text:p>
          </table:table-cell>
          <table:table-cell table:style-name="ce9" office:value-type="string" calcext:value-type="string">
            <text:p>профессор</text:p>
          </table:table-cell>
          <table:table-cell table:style-name="ce9" office:value-type="string" calcext:value-type="string">
            <text:p>д.х.н.</text:p>
          </table:table-cell>
          <table:table-cell table:style-name="ce9" office:value-type="string" calcext:value-type="string">
            <text:p>профессор</text:p>
          </table:table-cell>
          <table:table-cell table:style-name="ce9" table:number-columns-repeated="2"/>
          <table:table-cell table:style-name="ce14" office:value-type="string" calcext:value-type="string">
            <text:p>CHE1921 Общая химия, CHE4091 Общая химия, CBI1041 Общая химия II, CBI1042 Общая химия II (лекц.), CBI1041 Общая химия II, CBI1042 Общая химия II, CHE4091 Общая химия (прак.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Каленова Айжан Советовна</text:p>
          </table:table-cell>
          <table:table-cell table:style-name="ce9" office:value-type="string" calcext:value-type="string">
            <text:p>ассистент-профессор</text:p>
          </table:table-cell>
          <table:table-cell table:style-name="ce9" office:value-type="string" calcext:value-type="string">
            <text:p>к.х.н.</text:p>
          </table:table-cell>
          <table:table-cell table:style-name="ce11"/>
          <table:table-cell table:style-name="ce9" table:number-columns-repeated="2"/>
          <table:table-cell table:style-name="ce14" office:value-type="string" calcext:value-type="string">
            <text:p>CHE1921 Общая химия, CHE1991 Физическая химия (лекц.), CHE1921 Общая химия, CHE1991 Физическая химия (лаб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Курбанова Гулнар Вапахано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д.б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BIO1361 Процессы и аппараты в биотехнологии, BIO1241 Молекулярная биология, VOUD1251 Биология (лекц.), BIO2432 Биоэкотехнология в защите окружающей среды по отраслям промышленности, BIO3062 Разработка и получение биотехнологических продуктов, BIO1111 Биофизика метаболизма (лекц., прак.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Мустахимов Бекежан Каныбекович</text:p>
          </table:table-cell>
          <table:table-cell table:style-name="ce9" office:value-type="string" calcext:value-type="string">
            <text:p>ассистент-профессор</text:p>
          </table:table-cell>
          <table:table-cell table:style-name="ce9" office:value-type="string" calcext:value-type="string">
            <text:p>к.т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CHE5022 Технология электрохимических и электротермических производств и плазмохимия, CHE5021 Технология электрохимических и электротермических производств и плазмохимия (лекц.), CHE1191 Техническая термодинамика и энерготехнология химико-технологических производств, CHE1192 Техническая термодинамика и энерготехнология химико-технологических производств, CHE3062 Неорганические наноструктурированные материалы, CHE1092 Основы проектирования и оборудование предприятий, CHE1091 Основы проектирования и оборудование предприятий (лекц., прак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Мухамедова Рашида Фатихо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х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CHE1922 Общая химия (лекц.), CBI1062 Физическая химия I (лекц., прак.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Наурызова Сауле Зинагиевна</text:p>
          </table:table-cell>
          <table:table-cell table:style-name="ce9" office:value-type="string" calcext:value-type="string">
            <text:p>ассистент- профессор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9" table:number-columns-repeated="2"/>
          <table:table-cell table:style-name="ce14" office:value-type="string" calcext:value-type="string">
            <text:p>CHE1982 Технологические объекты автоматизации, CHE1742 Теоретические основы технологии органических веществ, CHE1882 Химическая технология твердых горючих ископаемых, CBI1031 Введение в химическую и биохимическую инженерию, CHE1741 Теоретические основы технологии органических веществ (лекц., прак), CHE2722 Промышленные реакторы для крупнотоннажных химических производств (прак), CHE4112 Коррозия, виды коррозии нефтяного оборудования и ингибиторы коррозии (лекц.)</text:p>
          </table:table-cell>
          <table:table-cell table:style-name="ce9" office:value-type="string" calcext:value-type="string">
            <text:p>8-701-150-8846</text:p>
          </table:table-cell>
          <table:table-cell table:number-columns-repeated="101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Нурулдаева Гулжан Жагалбаевна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к.т.н.</text:p>
          </table:table-cell>
          <table:table-cell table:style-name="ce11"/>
          <table:table-cell table:style-name="ce9" table:number-columns-repeated="2"/>
          <table:table-cell table:style-name="ce14" office:value-type="string" calcext:value-type="string">
            <text:p>SAF1281 Эргономика и техническая эстетика, SAF1041 Промышленная экология и производственная безопасность, SAF1042 Промышленная экология и производственная безопасность, SAF1151 Система управления охраной труда (лекц., прак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Чугунова Нина Ивано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х.н.</text:p>
          </table:table-cell>
          <table:table-cell table:style-name="ce9" office:value-type="string" calcext:value-type="string">
            <text:p>доцент</text:p>
          </table:table-cell>
          <table:table-cell table:style-name="ce9" table:number-columns-repeated="2"/>
          <table:table-cell table:style-name="ce14" office:value-type="string" calcext:value-type="string">
            <text:p>CHE5782 Химия и физика полимеров, CHE1541 Органическая химия II, CHE1542 Органическая химия II (лекц.), CHE2752 Современные основы развития полимерного материаловедения, CHE2762 Промышленная органическая химия (лекц., прак)</text:p>
          </table:table-cell>
          <table:table-cell table:style-name="ce9" office:value-type="string" calcext:value-type="string">
            <text:p>8-777-370-7438</text:p>
          </table:table-cell>
          <table:table-cell table:number-columns-repeated="101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Шевцова Владлена Степано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т.н.</text:p>
          </table:table-cell>
          <table:table-cell table:style-name="ce11"/>
          <table:table-cell table:style-name="ce9" table:number-columns-repeated="2"/>
          <table:table-cell table:style-name="ce12" office:value-type="string" calcext:value-type="string">
            <text:p>SAF1302 Подбор и профессиональная подготовка персонала, SAF1152 Система управления охраной труда, SAF1322 Основы химической и биологической безопасности, SAF1072 Социальная защита работников (лекц., прак), SAF1042 Промышленная экология и производственная безопасность (прак)</text:p>
          </table:table-cell>
          <table:table-cell table:style-name="ce9" office:value-type="string" calcext:value-type="string">
            <text:p>8-747-811-1087</text:p>
          </table:table-cell>
          <table:table-cell table:number-columns-repeated="101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Джамалова Гуля Абае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с-х.н.</text:p>
          </table:table-cell>
          <table:table-cell table:style-name="ce11"/>
          <table:table-cell table:style-name="ce9" table:number-columns-repeated="2"/>
          <table:table-cell table:style-name="ce12" office:value-type="string" calcext:value-type="string">
            <text:p>BIO2492 Инженерная биогеотехнология, CHE7462 Приоритетные модели обращения с отходами, BIO2472 Биоэкоинженерные технологии и биобезопасность (лекц., прак)</text:p>
          </table:table-cell>
          <table:table-cell table:style-name="ce9" office:value-type="string" calcext:value-type="string">
            <text:p>8-775-505-0701</text:p>
          </table:table-cell>
          <table:table-cell table:number-columns-repeated="1015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Нигматова Виктория Геннадье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б.н.</text:p>
          </table:table-cell>
          <table:table-cell table:style-name="ce11"/>
          <table:table-cell table:style-name="ce9" table:number-columns-repeated="2"/>
          <table:table-cell table:style-name="ce12" office:value-type="string" calcext:value-type="string">
            <text:p>BIO3082 Современные методы генной инженерии (лекц., прак), BIO2622 Генетически-модифицированные организмы и биобезопасность (прак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9" office:value-type="string" calcext:value-type="string">
            <text:p>Мырзахметова Ботакоз Бейбитовна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9" table:number-columns-repeated="2"/>
          <table:table-cell table:style-name="ce12" office:value-type="string" calcext:value-type="string">
            <text:p>CHE1921 Общая химия (лекц., лаб), CHE2182 Технологии получения химических концентратов природного урана (лекц.), CHE2852 Основы переработки вторичного редкометального сырья (лекц., прак)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9" office:value-type="string" calcext:value-type="string">
            <text:p>Ислам Шолпан Сапарбайқызы (0,5 ставки)</text:p>
          </table:table-cell>
          <table:table-cell table:style-name="ce9" office:value-type="string" calcext:value-type="string">
            <text:p>ассистент</text:p>
          </table:table-cell>
          <table:table-cell table:style-name="ce11" table:number-columns-repeated="2"/>
          <table:table-cell table:style-name="ce12" table:number-columns-repeated="2"/>
          <table:table-cell table:style-name="ce12" office:value-type="string" calcext:value-type="string">
            <text:p>CBI1061 Физическая химия I, CBI1062 Физическая химия I (лаб)</text:p>
          </table:table-cell>
          <table:table-cell table:style-name="ce12" office:value-type="string" calcext:value-type="string">
            <text:p>8-747-497-3595</text:p>
          </table:table-cell>
          <table:table-cell table:number-columns-repeated="1015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Малахова Наталья Петро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б.н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BIO2622 Генетически-модифицированные организмы и биобезопасность (лекц.), BIO1272 Общая биология (лекц., прак.)</text:p>
          </table:table-cell>
          <table:table-cell table:style-name="ce12" office:value-type="string" calcext:value-type="string">
            <text:p>8-771-754-0274</text:p>
          </table:table-cell>
          <table:table-cell table:number-columns-repeated="1015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9" office:value-type="string" calcext:value-type="string">
            <text:p>Нурмакова Сауле Мукановна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к.т.н.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BIO2522 Экономическое регулирование ООС и природопользованием (лекц., прак)</text:p>
          </table:table-cell>
          <table:table-cell table:style-name="ce12" office:value-type="string" calcext:value-type="string">
            <text:p>8-705-152-4022</text:p>
          </table:table-cell>
          <table:table-cell table:number-columns-repeated="1015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Сагимбаева Айгерим Манасовна</text:p>
          </table:table-cell>
          <table:table-cell table:style-name="ce9" office:value-type="string" calcext:value-type="string">
            <text:p>тьютор</text:p>
          </table:table-cell>
          <table:table-cell table:style-name="ce9" office:value-type="string" calcext:value-type="string">
            <text:p>магистр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BIO1271 Общая биология, BIO1241 Молекулярная биология, BIO1361 Процессы и аппараты в биотехнологии (прак)</text:p>
          </table:table-cell>
          <table:table-cell table:style-name="ce12" office:value-type="string" calcext:value-type="string">
            <text:p>8-702-694-8871</text:p>
          </table:table-cell>
          <table:table-cell table:number-columns-repeated="1015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Хабиев Алибек Талгатбекович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13" office:value-type="string" calcext:value-type="string">
            <text:p><text:a xlink:href="https://drive.google.com/file/d/1QDqNswlozuVC595kZQI3HkrmLy7ESghm/view?usp=sharing" xlink:type="simple">https://drive.google.com/file/d/1QDqNswlozuVC595kZQI3HkrmLy7ESghm/view?usp=sharing</text:a></text:p>
          </table:table-cell>
          <table:table-cell table:style-name="ce12"/>
          <table:table-cell table:style-name="ce12" office:value-type="string" calcext:value-type="string">
            <text:p>CBI1201 Нормативная база качества химической продукции, CHE5741 Производство биотопливных материалов, CHE5742 Производство биотопливных материалов, CHE2972 Современные методы научных исследований в химической технологии, CHE2742 Элементорганическая химия(лекц., прак), VOUD1231 Химия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Абильдаева Арай Жексенгазиевна</text:p>
          </table:table-cell>
          <table:table-cell table:style-name="ce9" office:value-type="string" calcext:value-type="string">
            <text:p>ассистент</text:p>
          </table:table-cell>
          <table:table-cell table:style-name="ce9" office:value-type="string" calcext:value-type="string">
            <text:p>магистр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SAF1041 Промышленная экология и производственная безопасность (прак)</text:p>
          </table:table-cell>
          <table:table-cell table:style-name="ce12" office:value-type="string" calcext:value-type="string">
            <text:p>8-747-416-3127</text:p>
          </table:table-cell>
          <table:table-cell table:number-columns-repeated="1015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9" office:value-type="string" calcext:value-type="string">
            <text:p>Аюкаева Валерия Николаевна</text:p>
          </table:table-cell>
          <table:table-cell table:style-name="ce9" office:value-type="string" calcext:value-type="string">
            <text:p>тьютор</text:p>
          </table:table-cell>
          <table:table-cell table:style-name="ce9" office:value-type="string" calcext:value-type="string">
            <text:p>магистр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CHE1542 Органическая химия II (лаб)</text:p>
          </table:table-cell>
          <table:table-cell table:style-name="ce12" office:value-type="string" calcext:value-type="string">
            <text:p>8-701-218-0421</text:p>
          </table:table-cell>
          <table:table-cell table:number-columns-repeated="1015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Белкожаев Аяз Маратович</text:p>
          </table:table-cell>
          <table:table-cell table:style-name="ce9" office:value-type="string" calcext:value-type="string">
            <text:p>тьютор</text:p>
          </table:table-cell>
          <table:table-cell table:style-name="ce9" office:value-type="string" calcext:value-type="string">
            <text:p>магистр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BIO1111 Биофизика метаболизма (лаб.)</text:p>
          </table:table-cell>
          <table:table-cell table:style-name="ce12" office:value-type="string" calcext:value-type="string">
            <text:p>8-747-374-6591</text:p>
          </table:table-cell>
          <table:table-cell table:number-columns-repeated="1015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Ботбаев Даурен Муслимович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BIO1192 Инженерная биотехнология переработки отходов основных и вспомогательных (лекц., прак), BIO1821 Промышленная биотехнология (прак)</text:p>
          </table:table-cell>
          <table:table-cell table:style-name="ce12" office:value-type="string" calcext:value-type="string">
            <text:p>8-778-139-9859</text:p>
          </table:table-cell>
          <table:table-cell table:number-columns-repeated="1015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Сериков Темирлан Айдарович</text:p>
          </table:table-cell>
          <table:table-cell table:style-name="ce9" office:value-type="string" calcext:value-type="string">
            <text:p>тьютор</text:p>
          </table:table-cell>
          <table:table-cell table:style-name="ce9" office:value-type="string" calcext:value-type="string">
            <text:p>магистр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BIO1271 Общая биология, BIO1241 Молекулярная биология, BIO1361 Процессы и аппараты в биотехнологии (прак)</text:p>
          </table:table-cell>
          <table:table-cell table:style-name="ce12" office:value-type="string" calcext:value-type="string">
            <text:p>8-708-903-0688</text:p>
          </table:table-cell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Акатан Кыдырмолла</text:p>
          </table:table-cell>
          <table:table-cell table:style-name="ce18" office:value-type="string" calcext:value-type="string">
            <text:p>Младший научный сотрудник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5-477-37-27</text:p>
          </table:table-cell>
          <table:table-cell table:number-columns-repeated="1017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Шайхутдинов Еренгаип Маликович</text:p>
          </table:table-cell>
          <table:table-cell table:style-name="ce18" office:value-type="string" calcext:value-type="string">
            <text:p>профессор-исследователь</text:p>
          </table:table-cell>
          <table:table-cell table:style-name="ce18" office:value-type="string" calcext:value-type="string">
            <text:p>д.х.н.</text:p>
          </table:table-cell>
          <table:table-cell table:style-name="ce18" office:value-type="string" calcext:value-type="string">
            <text:p>профессор</text:p>
          </table:table-cell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77-240-1223</text:p>
          </table:table-cell>
          <table:table-cell table:number-columns-repeated="1017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Елигбаева Гульжахан Жакпаровна</text:p>
          </table:table-cell>
          <table:table-cell table:style-name="ce18" office:value-type="string" calcext:value-type="string">
            <text:p>Руководитель проекта</text:p>
          </table:table-cell>
          <table:table-cell table:style-name="ce18" office:value-type="string" calcext:value-type="string">
            <text:p>д.х.н.</text:p>
          </table:table-cell>
          <table:table-cell table:style-name="ce18" office:value-type="string" calcext:value-type="string">
            <text:p>доцент</text:p>
          </table:table-cell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2-694-9714</text:p>
          </table:table-cell>
          <table:table-cell table:number-columns-repeated="1017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Акпанбаев Ринат Серикович</text:p>
          </table:table-cell>
          <table:table-cell table:style-name="ce18" office:value-type="string" calcext:value-type="string">
            <text:p>Младший научный сотрудник</text:p>
          </table:table-cell>
          <table:table-cell table:style-name="ce18" office:value-type="string" calcext:value-type="string">
            <text:p>PhD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21" office:value-type="string" calcext:value-type="string">
            <text:p>8-701-473-14-12</text:p>
          </table:table-cell>
          <table:table-cell table:number-columns-repeated="1017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Әкімбек Арайлым Өтегенқызы</text:p>
          </table:table-cell>
          <table:table-cell table:style-name="ce18" office:value-type="string" calcext:value-type="string">
            <text:p>инженер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47-792-50-48</text:p>
          </table:table-cell>
          <table:table-cell table:number-columns-repeated="1017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Бошимова Жанат</text:p>
            <text:p> Болекбаевна</text:p>
          </table:table-cell>
          <table:table-cell table:style-name="ce19" office:value-type="string" calcext:value-type="string">
            <text:p>ведущий инженер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7-898-7583</text:p>
          </table:table-cell>
          <table:table-cell table:number-columns-repeated="1017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18" office:value-type="string" calcext:value-type="string">
            <text:p>Зазыбин Алексей </text:p>
            <text:p> Георгиевич</text:p>
          </table:table-cell>
          <table:table-cell table:style-name="ce18" office:value-type="string" calcext:value-type="string">
            <text:p>Главный научный сотрудник</text:p>
          </table:table-cell>
          <table:table-cell table:style-name="ce18" office:value-type="string" calcext:value-type="string">
            <text:p>к.х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5-293-07-78</text:p>
          </table:table-cell>
          <table:table-cell table:number-columns-repeated="101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8" office:value-type="string" calcext:value-type="string">
            <text:p>Искакова Конирша Мырзашевна</text:p>
          </table:table-cell>
          <table:table-cell table:style-name="ce18" office:value-type="string" calcext:value-type="string">
            <text:p>Главный научный сотрудник</text:p>
          </table:table-cell>
          <table:table-cell table:style-name="ce18" office:value-type="string" calcext:value-type="string">
            <text:p>д.б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7-462-69-19</text:p>
          </table:table-cell>
          <table:table-cell table:number-columns-repeated="1017"/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18" office:value-type="string" calcext:value-type="string">
            <text:p>Агзамов Фарит </text:p>
            <text:p> Акрамович</text:p>
          </table:table-cell>
          <table:table-cell table:style-name="ce18" office:value-type="string" calcext:value-type="string">
            <text:p>Главный научный сотрудник</text:p>
          </table:table-cell>
          <table:table-cell table:style-name="ce18" office:value-type="string" calcext:value-type="string">
            <text:p>д.х.н.</text:p>
          </table:table-cell>
          <table:table-cell table:style-name="ce20" office:value-type="string" calcext:value-type="string">
            <text:p>профессор</text:p>
          </table:table-cell>
          <table:table-cell table:style-name="ce17" office:value-type="string" calcext:value-type="string">
            <text:p>ИХиБТ,ХиБИ</text:p>
          </table:table-cell>
          <table:table-cell table:style-name="ce20" office:value-type="string" calcext:value-type="string">
            <text:p>8-917-343-18-10</text:p>
          </table:table-cell>
          <table:table-cell table:number-columns-repeated="1017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8" office:value-type="string" calcext:value-type="string">
            <text:p>Сармурзина Раушан </text:p>
            <text:p> Гайсиевна</text:p>
          </table:table-cell>
          <table:table-cell table:style-name="ce18" office:value-type="string" calcext:value-type="string">
            <text:p>Главный научный сотрудник</text:p>
          </table:table-cell>
          <table:table-cell table:style-name="ce18" office:value-type="string" calcext:value-type="string">
            <text:p>д.х.н.</text:p>
          </table:table-cell>
          <table:table-cell table:style-name="ce20" office:value-type="string" calcext:value-type="string">
            <text:p>профессор</text:p>
          </table:table-cell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1-538-15-15</text:p>
          </table:table-cell>
          <table:table-cell table:number-columns-repeated="1017"/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19" office:value-type="string" calcext:value-type="string">
            <text:p>Кабдрахманова</text:p>
            <text:p> Сана  Канатбековна</text:p>
          </table:table-cell>
          <table:table-cell table:style-name="ce18" office:value-type="string" calcext:value-type="string">
            <text:p>Главный научный сотрудник</text:p>
          </table:table-cell>
          <table:table-cell table:style-name="ce18" office:value-type="string" calcext:value-type="string">
            <text:p>к.т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77-287-59-77</text:p>
          </table:table-cell>
          <table:table-cell table:number-columns-repeated="1017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table:style-name="ce18" office:value-type="string" calcext:value-type="string">
            <text:p>Любченко Нина Павловна</text:p>
          </table:table-cell>
          <table:table-cell table:style-name="ce18" office:value-type="string" calcext:value-type="string">
            <text:p>Ведущий научный сотрудник</text:p>
          </table:table-cell>
          <table:table-cell table:style-name="ce18" office:value-type="string" calcext:value-type="string">
            <text:p>к.х.н.</text:p>
          </table:table-cell>
          <table:table-cell table:style-name="ce18" office:value-type="string" calcext:value-type="string">
            <text:p>доцент</text:p>
          </table:table-cell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5-450-54-44</text:p>
          </table:table-cell>
          <table:table-cell table:number-columns-repeated="1017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table:style-name="ce18" office:value-type="string" calcext:value-type="string">
            <text:p>Чинибаева Нуржан <text:s/>Сарсенбаевна</text:p>
          </table:table-cell>
          <table:table-cell table:style-name="ce18" office:value-type="string" calcext:value-type="string">
            <text:p>Ведущий научный сотрудник</text:p>
          </table:table-cell>
          <table:table-cell table:style-name="ce18" office:value-type="string" calcext:value-type="string">
            <text:p>к.х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21" office:value-type="string" calcext:value-type="string">
            <text:p>8-701-288-3571</text:p>
          </table:table-cell>
          <table:table-cell table:number-columns-repeated="1017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table:style-name="ce19" office:value-type="string" calcext:value-type="string">
            <text:p>Сейткалиева</text:p>
            <text:p> Нургуль Жарылкагановна</text:p>
          </table:table-cell>
          <table:table-cell table:style-name="ce18" office:value-type="string" calcext:value-type="string">
            <text:p>Старший научный</text:p>
            <text:p> сотрудник</text:p>
          </table:table-cell>
          <table:table-cell table:style-name="ce18" office:value-type="string" calcext:value-type="string">
            <text:p>к.х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47-428-78-86</text:p>
          </table:table-cell>
          <table:table-cell table:number-columns-repeated="1017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table:style-name="ce18" office:value-type="string" calcext:value-type="string">
            <text:p>Тоқтарбай Жексен</text:p>
          </table:table-cell>
          <table:table-cell table:style-name="ce18" office:value-type="string" calcext:value-type="string">
            <text:p>Старший научный</text:p>
            <text:p> сотрудник</text:p>
          </table:table-cell>
          <table:table-cell table:style-name="ce18" office:value-type="string" calcext:value-type="string">
            <text:p>PhD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1-135-44-19</text:p>
          </table:table-cell>
          <table:table-cell table:number-columns-repeated="1017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table:style-name="ce18" office:value-type="string" calcext:value-type="string">
            <text:p>Умралиев Бауржан Тажикенович</text:p>
          </table:table-cell>
          <table:table-cell table:style-name="ce18" office:value-type="string" calcext:value-type="string">
            <text:p>Старший научный</text:p>
            <text:p> сотрудник</text:p>
          </table:table-cell>
          <table:table-cell table:style-name="ce18" office:value-type="string" calcext:value-type="string">
            <text:p>д.т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8-970-61-81</text:p>
          </table:table-cell>
          <table:table-cell table:number-columns-repeated="1017"/>
        </table:table-row>
        <table:table-row table:style-name="ro2">
          <table:table-cell table:style-name="ce17" office:value-type="float" office:value="17" calcext:value-type="float">
            <text:p>17</text:p>
          </table:table-cell>
          <table:table-cell table:style-name="ce18" office:value-type="string" calcext:value-type="string">
            <text:p>Каримов Ильшат Назифович</text:p>
          </table:table-cell>
          <table:table-cell table:style-name="ce18" office:value-type="string" calcext:value-type="string">
            <text:p>Старший научный</text:p>
            <text:p> сотрудник</text:p>
          </table:table-cell>
          <table:table-cell table:style-name="ce18" office:value-type="string" calcext:value-type="string">
            <text:p>к.т.н.</text:p>
          </table:table-cell>
          <table:table-cell table:style-name="ce16"/>
          <table:table-cell table:style-name="ce17" office:value-type="string" calcext:value-type="string">
            <text:p>ИХиБТ,ХиБИ</text:p>
          </table:table-cell>
          <table:table-cell table:style-name="ce22" office:value-type="string" calcext:value-type="string">
            <text:p>8-917-424-21-23</text:p>
          </table:table-cell>
          <table:table-cell table:number-columns-repeated="1017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table:style-name="ce18" office:value-type="string" calcext:value-type="string">
            <text:p>Капалова Салтанат</text:p>
            <text:p> Кенесовна</text:p>
          </table:table-cell>
          <table:table-cell table:style-name="ce18" office:value-type="string" calcext:value-type="string">
            <text:p>Научный сотрудник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78-161-73-48</text:p>
          </table:table-cell>
          <table:table-cell table:number-columns-repeated="1017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table:style-name="ce18" office:value-type="string" calcext:value-type="string">
            <text:p>Кабдушев Арман Арстангалиевич</text:p>
          </table:table-cell>
          <table:table-cell table:style-name="ce18" office:value-type="string" calcext:value-type="string">
            <text:p>Научный сотрудник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47-410-95-09</text:p>
          </table:table-cell>
          <table:table-cell table:number-columns-repeated="1017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18" office:value-type="string" calcext:value-type="string">
            <text:p>Орынбаев Бауржан Ертаевич</text:p>
          </table:table-cell>
          <table:table-cell table:style-name="ce18" office:value-type="string" calcext:value-type="string">
            <text:p>Младший научный сотрудник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7-142-85 55</text:p>
          </table:table-cell>
          <table:table-cell table:number-columns-repeated="1017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table:style-name="ce18" office:value-type="string" calcext:value-type="string">
            <text:p>Багадилов Элдар Куатович</text:p>
          </table:table-cell>
          <table:table-cell table:style-name="ce18" office:value-type="string" calcext:value-type="string">
            <text:p>Младший научный сотрудник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07564-0012</text:p>
          </table:table-cell>
          <table:table-cell table:number-columns-repeated="1017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18" office:value-type="string" calcext:value-type="string">
            <text:p>Кашакова Гаухар Мусаевна</text:p>
          </table:table-cell>
          <table:table-cell table:style-name="ce18" office:value-type="string" calcext:value-type="string">
            <text:p>Младший научный сотрудник</text:p>
          </table:table-cell>
          <table:table-cell table:style-name="ce16" table:number-columns-repeated="2"/>
          <table:table-cell table:style-name="ce17" office:value-type="string" calcext:value-type="string">
            <text:p>ИХиБТ,ХиБИ</text:p>
          </table:table-cell>
          <table:table-cell table:style-name="ce18" office:value-type="string" calcext:value-type="string">
            <text:p>8-747-428-02-23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4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Государственный грант</text:p>
          </table:table-cell>
          <table:table-cell table:style-name="ce16" office:value-type="string" calcext:value-type="string">
            <text:p>№ BR05236302 «Научно-техническое обоснование инноваций</text:p>
            <text:p> химического кластера в области создания новых материалов и технологий для</text:p>
            <text:p> повышения эффективности и экологической устойчивости промышленного</text:p>
            <text:p> производства».</text:p>
          </table:table-cell>
          <table:table-cell table:style-name="ce16" office:value-type="string" calcext:value-type="string">
            <text:p>Договор № 259</text:p>
            <text:p> на программно-целевое финансирование</text:p>
          </table:table-cell>
          <table:table-cell table:style-name="ce23" table:content-validation-name="val4" office:value-type="date" office:date-value="2018-03-28" calcext:value-type="date">
            <text:p>28.03.2018</text:p>
          </table:table-cell>
          <table:table-cell table:style-name="ce25" office:value-type="string" calcext:value-type="string">
            <text:p>НАО «КазНИТУ им К.И.Сатпаева»</text:p>
          </table:table-cell>
          <table:table-cell table:style-name="ce16" office:value-type="string" calcext:value-type="string">
            <text:p>150 341 107</text:p>
          </table:table-cell>
          <table:table-cell table:style-name="ce26" office:value-type="string" calcext:value-type="string">
            <text:p><text:a xlink:href="https://drive.google.com/file/d/1XdHDpdIJ0qclpLSZ2LdimzHm0KCg6B2Y/view?usp=sharing" xlink:type="simple">https://drive.google.com/file/d/1XdHDpdIJ0qclpLSZ2LdimzHm0KCg6B2Y/view?usp=sharing</text:a></text:p>
          </table:table-cell>
          <table:table-cell table:number-columns-repeated="1016"/>
        </table:table-row>
        <table:table-row table:style-name="ro2" table:number-rows-repeated="998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7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7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7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8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29" office:value-type="string" calcext:value-type="string">
            <text:p>№</text:p>
          </table:table-cell>
          <table:table-cell table:style-name="ce29" office:value-type="string" calcext:value-type="string">
            <text:p>Наименование организации</text:p>
          </table:table-cell>
          <table:table-cell table:style-name="ce29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406" meta:object-count="0"/>
    <meta:generator>LibreOfficeDev/6.0.5.2$Linux_X86_64 LibreOffice_project/</meta:generator>
  </office:meta>
</office:document-meta>
</file>